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F8B4D03828DCBEB.png" manifest:media-type="image/png"/>
  <manifest:file-entry manifest:full-path="Pictures/1000000000000780000004382792BA53F026D2F9.png" manifest:media-type="image/png"/>
  <manifest:file-entry manifest:full-path="Pictures/100000000000078000000438CDE4CB2E325995E1.png" manifest:media-type="image/png"/>
  <manifest:file-entry manifest:full-path="Pictures/1000000000000780000004389209942600C6532F.png" manifest:media-type="image/png"/>
  <manifest:file-entry manifest:full-path="Pictures/100000000000078000000438E529D48623271870.png" manifest:media-type="image/png"/>
  <manifest:file-entry manifest:full-path="Pictures/1000000000000780000004382E8C9F3505C2BA61.png" manifest:media-type="image/png"/>
  <manifest:file-entry manifest:full-path="Pictures/100000000000078000000438B6E9EB0D93A2CC38.png" manifest:media-type="image/png"/>
  <manifest:file-entry manifest:full-path="Pictures/1000000000000780000004388DD7C7B6BD2EB6A1.png" manifest:media-type="image/png"/>
  <manifest:file-entry manifest:full-path="Pictures/100000000000078000000438E8C38030C2F8D4FB.png" manifest:media-type="image/png"/>
  <manifest:file-entry manifest:full-path="Pictures/100000000000078000000438F31B6E5304B7B151.png" manifest:media-type="image/png"/>
  <manifest:file-entry manifest:full-path="Pictures/1000000000000780000004380F602095448E50EC.png" manifest:media-type="image/png"/>
  <manifest:file-entry manifest:full-path="Pictures/1000000000000780000004388349C0C2B01B96A1.png" manifest:media-type="image/png"/>
  <manifest:file-entry manifest:full-path="Pictures/100000000000078000000438BED1DC1251DC29B5.png" manifest:media-type="image/png"/>
  <manifest:file-entry manifest:full-path="Pictures/100000000000078000000438046ECC315745B5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780000004388DD7C7B6BD2EB6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9.562cm" draw:z-index="1"><draw:image xlink:href="Pictures/100000000000078000000438B6E9EB0D93A2CC38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Image3" text:anchor-type="paragraph" svg:width="17cm" svg:height="9.562cm" draw:z-index="2"><draw:image xlink:href="Pictures/100000000000078000000438F31B6E5304B7B151.png" xlink:type="simple" xlink:show="embed" xlink:actuate="onLoad"/></draw:frame></text:p>
      <text:p text:style-name="Standard"/>
      <text:p text:style-name="Standard"><draw:frame draw:style-name="fr1" draw:name="Image4" text:anchor-type="paragraph" svg:width="17cm" svg:height="9.562cm" draw:z-index="3"><draw:image xlink:href="Pictures/100000000000078000000438CDE4CB2E325995E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9.562cm" draw:z-index="4"><draw:image xlink:href="Pictures/1000000000000780000004389209942600C6532F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6" text:anchor-type="paragraph" svg:width="17cm" svg:height="9.562cm" draw:z-index="5"><draw:image xlink:href="Pictures/1000000000000780000004380F602095448E50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9.562cm" draw:z-index="6"><draw:image xlink:href="Pictures/100000000000078000000438BED1DC1251DC29B5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8" text:anchor-type="paragraph" svg:width="17cm" svg:height="9.562cm" draw:z-index="7"><draw:image xlink:href="Pictures/100000000000078000000438046ECC315745B5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17cm" svg:height="9.562cm" draw:z-index="8"><draw:image xlink:href="Pictures/100000000000078000000438E529D48623271870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0" text:anchor-type="paragraph" svg:width="17cm" svg:height="9.562cm" draw:z-index="9"><draw:image xlink:href="Pictures/100000000000078000000438E8C38030C2F8D4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width="17cm" svg:height="9.562cm" draw:z-index="10"><draw:image xlink:href="Pictures/1000000000000780000004382E8C9F3505C2BA61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2" text:anchor-type="paragraph" svg:width="17cm" svg:height="9.562cm" draw:z-index="11"><draw:image xlink:href="Pictures/1000000000000780000004388349C0C2B01B96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width="17cm" svg:height="9.562cm" draw:z-index="12"><draw:image xlink:href="Pictures/1000000000000780000004382792BA53F026D2F9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4" text:anchor-type="paragraph" svg:width="17cm" svg:height="9.562cm" draw:z-index="13"><draw:image xlink:href="Pictures/1000000000000780000004389F8B4D03828DCB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0:43:33.893711578</meta:creation-date>
    <dc:date>2017-03-27T20:58:06.909928695</dc:date>
    <meta:editing-duration>PT4M12S</meta:editing-duration>
    <meta:editing-cycles>1</meta:editing-cycles>
    <meta:document-statistic meta:table-count="0" meta:image-count="14" meta:object-count="0" meta:page-count="7" meta:paragraph-count="0" meta:word-count="0" meta:character-count="0" meta:non-whitespace-character-count="0"/>
    <meta:generator>LibreOffice/5.1.6.2$Linux_X86_64 LibreOffice_project/10m0$Build-2</meta:generator>
  </office:meta>
</office:document-meta>
</file>